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adornments="Bold" style:font-pitch="fixed"/>
    <style:font-face style:name="Hack" svg:font-family="Hack" style:font-adornments="Regular" style:font-pitch="fixed"/>
    <style:font-face style:name="Hack3" svg:font-family="Hack" style:font-adornments="標準" style:font-pitch="fixed"/>
    <style:font-face style:name="Baekmuk Batang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2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5.2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75cm"/>
    </style:style>
    <style:style style:name="gr4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07cm" draw:shadow="hidden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1.805cm" draw:shadow="hidden" draw:shadow-offset-x="0.203cm" draw:shadow-offset-y="0.203cm" draw:shadow-opacity="50%"/>
    </style:style>
    <style:style style:name="gr6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98cm" draw:shadow="hidden" draw:shadow-offset-x="0.203cm" draw:shadow-offset-y="0.203cm" draw:shadow-opacity="50%"/>
    </style:style>
    <style:style style:name="gr7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4.067cm" draw:shadow="hidden" draw:shadow-offset-x="0.203cm" draw:shadow-offset-y="0.203cm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6.427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  <style:text-properties fo:font-size="2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style:font-name="Hack1" fo:font-size="16pt" fo:font-weight="bold" style:font-size-asian="28pt" style:font-size-complex="32pt"/>
    </style:style>
    <style:style style:name="P9" style:family="paragraph">
      <style:text-properties fo:color="#333333" style:font-name="Hack" fo:font-size="18pt" style:font-size-complex="18pt"/>
    </style:style>
    <style:style style:name="P10" style:family="paragraph">
      <loext:graphic-properties draw:fill="solid" draw:fill-color="#b2b2b2" draw:opacity="50%"/>
      <style:text-properties fo:color="#333333" style:font-name="Hack" fo:font-size="18pt" style:font-size-complex="18pt"/>
    </style:style>
    <style:style style:name="P11" style:family="paragraph">
      <style:text-properties fo:font-size="26pt" style:font-size-asian="24pt" style:font-size-complex="26pt"/>
    </style:style>
    <style:style style:name="P12" style:family="paragraph">
      <style:text-properties fo:color="#1c1c1c" style:font-name="Hack1" fo:font-size="16pt" fo:font-weight="bold" style:font-size-asian="28pt" style:font-size-complex="32pt"/>
    </style:style>
    <style:style style:name="P13" style:family="paragraph">
      <style:text-properties fo:color="#1c1c1c"/>
    </style:style>
    <style:style style:name="P14" style:family="paragraph">
      <style:text-properties fo:font-size="40pt" style:font-size-asian="36pt" style:font-size-complex="40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77bc65" style:font-name="Hack1" fo:font-size="16pt" fo:font-weight="bold" style:font-size-asian="28pt" style:font-size-complex="32pt"/>
    </style:style>
    <style:style style:name="T6" style:family="text">
      <style:text-properties style:font-name="Hack1" fo:font-size="16pt" fo:font-weight="bold" style:font-size-asian="28pt" style:font-size-complex="32pt"/>
    </style:style>
    <style:style style:name="T7" style:family="text">
      <style:text-properties fo:color="#1c1c1c" style:font-name="Hack1" fo:font-size="16pt" fo:font-weight="bold" style:font-size-asian="28pt" style:font-size-complex="32pt"/>
    </style:style>
    <style:style style:name="T8" style:family="text">
      <style:text-properties fo:color="#729fcf" style:font-name="Hack1" fo:font-size="16pt" fo:font-weight="bold" style:font-size-asian="28pt" style:font-size-complex="32pt"/>
    </style:style>
    <style:style style:name="T9" style:family="text">
      <style:text-properties fo:color="#ffb66c" style:font-name="Hack1" fo:font-size="16pt" fo:font-weight="bold" style:font-size-asian="28pt" style:font-size-complex="32pt"/>
    </style:style>
    <style:style style:name="T10" style:family="text">
      <style:text-properties fo:color="#a1467e" style:font-name="Hack1" fo:font-size="16pt" fo:font-weight="bold" style:font-size-asian="28pt" style:font-size-complex="32pt"/>
    </style:style>
    <style:style style:name="T11" style:family="text">
      <style:text-properties fo:font-size="24pt" style:font-size-asian="22pt" style:font-size-complex="24pt"/>
    </style:style>
    <style:style style:name="T12" style:family="text">
      <style:text-properties fo:color="#333333" fo:font-size="24pt" style:font-size-asian="22pt" style:font-size-complex="24pt"/>
    </style:style>
    <style:style style:name="T13" style:family="text">
      <style:text-properties fo:color="#ff972f" style:font-name="Hack1" fo:font-size="16pt" fo:font-weight="bold" style:font-size-asian="28pt" style:font-size-complex="32pt"/>
    </style:style>
    <style:style style:name="T14" style:family="text">
      <style:text-properties fo:color="#ff0000" style:font-name="Hack1" fo:font-size="16pt" fo:font-weight="bold" style:font-size-asian="28pt" style:font-size-complex="32pt"/>
    </style:style>
    <style:style style:name="T15" style:family="text">
      <style:text-properties fo:color="#333333" fo:font-size="15pt" style:font-size-asian="14pt" style:font-size-complex="15pt"/>
    </style:style>
    <style:style style:name="T16" style:family="text">
      <style:text-properties fo:color="#333333" style:font-name="Hack" fo:font-size="22pt" style:font-size-asian="20pt" style:font-size-complex="22pt"/>
    </style:style>
    <style:style style:name="T17" style:family="text">
      <style:text-properties fo:color="#8d1d75" style:font-name="Hack1" fo:font-size="16pt" fo:font-weight="bold" style:font-size-asian="28pt" style:font-size-complex="32pt"/>
    </style:style>
    <style:style style:name="T18" style:family="text">
      <style:text-properties fo:font-size="26pt" style:font-size-asian="24pt" style:font-size-complex="26pt"/>
    </style:style>
    <style:style style:name="T19" style:family="text">
      <style:text-properties fo:color="#333333" fo:font-size="20pt" style:font-size-asian="18pt" style:font-size-complex="20pt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font-name="Hack1" fo:font-size="16pt" fo:font-style="normal" fo:text-shadow="none" style:text-underline-style="none" fo:font-weight="bold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333333" fo:font-size="18pt" style:font-size-asian="16pt" style:font-size-complex="18pt"/>
    </style:style>
    <style:style style:name="T22" style:family="text">
      <style:text-properties fo:color="#ff972f" fo:font-size="18pt" fo:font-weight="bold" style:font-size-asian="16pt" style:font-size-complex="18pt"/>
    </style:style>
    <style:style style:name="T23" style:family="text">
      <style:text-properties fo:color="#729fcf" fo:font-size="18pt" fo:font-weight="bold" style:font-size-asian="16pt" style:font-size-complex="18pt"/>
    </style:style>
    <style:style style:name="T24" style:family="text">
      <style:text-properties fo:font-size="22pt" style:font-size-asian="20pt" style:font-size-complex="22pt"/>
    </style:style>
    <style:style style:name="T25" style:family="text">
      <style:text-properties fo:color="#ff972f" fo:font-size="22pt" fo:font-weight="bold" style:font-size-asian="20pt" style:font-size-complex="22pt"/>
    </style:style>
    <style:style style:name="T26" style:family="text">
      <style:text-properties fo:color="#729fcf" fo:font-size="22pt" fo:font-weight="bold" style:font-size-asian="20pt" style:font-size-complex="22pt"/>
    </style:style>
    <style:style style:name="T27" style:family="text">
      <style:text-properties fo:color="#1c1c1c" fo:font-size="22pt" style:font-size-asian="20pt" style:font-size-complex="22pt"/>
    </style:style>
    <style:style style:name="T28" style:family="text">
      <style:text-properties fo:color="#a1467e" fo:font-size="18pt" style:font-size-complex="18pt"/>
    </style:style>
    <style:style style:name="T29" style:family="text">
      <style:text-properties fo:color="#a1467e" style:font-size-complex="18pt"/>
    </style:style>
    <style:style style:name="T30" style:family="text">
      <style:text-properties fo:color="#ff0000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FontAwesome1" fo:font-size="18pt" style:font-size-asian="18pt" style:font-size-complex="18pt"/>
    </style:style>
    <style:style style:name="T33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999cm" svg:y="10.5cm" presentation:class="title" presentation:user-transformed="true">
          <draw:text-box>
            <text:p>A Crash Course to C++</text:p>
          </draw:text-box>
        </draw:frame>
        <draw:frame presentation:style-name="pr2" draw:text-style-name="P2" draw:layer="layout" svg:width="26cm" svg:height="5.5cm" svg:x="0.999cm" svg:y="14.499cm" presentation:class="subtitle">
          <draw:text-box>
            <text:p text:style-name="P1"><text:span text:style-name="T1">Please excuse any spelling errors.</text:span></text:p>
          </draw:text-box>
        </draw:frame>
        <draw:frame draw:style-name="gr1" draw:text-style-name="P4" draw:layer="layout" svg:width="26cm" svg:height="5.5cm" svg:x="0.999cm" svg:y="14.499cm">
          <draw:text-box>
            <text:p text:style-name="P3"><text:span text:style-name="T2">Please excuse any spelling erro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Setting Up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<text:span text:style-name="T3">Go to </text:span><text:span text:style-name="T3"><text:a xlink:href="https://github.com/DuongTyler/CppCrashCourse" xlink:type="simple">https://github.com/DuongTyler/CppCrashCourse</text:a></text:span><text:span text:style-name="T3"><text:s/>and download the entire </text:span><text:span text:style-name="T3">repository. </text:span></text:p>
              </text:list-item>
              <text:list-item>
                <text:p><text:span text:style-name="T3">Unzip the file and use the contents </text:span><text:span text:style-name="T3">for our less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It works much more closely with memory</text:p>
              </text:list-item>
              <text:list-item>
                <text:p>Unlike .jar files, <text:span text:style-name="T4">(which </text:span><text:span text:style-name="T4">are compiled for the JVM, a virutal machine that will </text:span><text:span text:style-name="T4">interpret 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4cm" svg:y="7.857cm" presentation:class="titl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draw:frame draw:style-name="gr3" draw:text-style-name="P7" draw:layer="layout" svg:width="26cm" svg:height="14cm" svg:x="0.999cm" svg:y="5.499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0 - The Basics</text:p>
          </draw:text-box>
        </draw:frame>
        <draw:frame presentation:style-name="Midnightblue-outline1" draw:text-style-name="P8" draw:layer="layout" svg:width="7.128cm" svg:height="14cm" svg:x="0.999cm" svg:y="5.499cm" presentation:class="outline" presentation:user-transformed="true">
          <draw:text-box>
            <text:list text:style-name="L2">
              <text:list-header>
                <text:p text:style-name="P8"><text:span text:style-name="T5">int</text:span><text:span text:style-name="T6"> </text:span><text:span text:style-name="T7">main</text:span><text:span text:style-name="T6">()</text:span></text:p>
                <text:p text:style-name="P8"><text:span text:style-name="T6">{</text:span></text:p>
                <text:list>
                  <text:list-header>
                    <text:p><text:span text:style-name="T8">//code here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8"><text:span text:style-name="T6">}</text:span></text:p>
              </text:list-header>
            </text:list>
          </draw:text-box>
        </draw:frame>
        <draw:frame presentation:style-name="pr7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1">All C++ Programs will </text:span><text:span text:style-name="T11">enter at a function called </text:span><text:span text:style-name="T11">‘int main()’</text:span></text:p>
              </text:list-item>
              <text:list-item>
                <text:p><text:span text:style-name="T11">This is the starting point </text:span><text:span text:style-name="T11">of the function. </text:span></text:p>
              </text:list-item>
              <text:list-item>
                <text:p><text:span text:style-name="T11">Arguments are optional.</text:span></text:p>
              </text:list-item>
              <text:list-item>
                <text:p><text:span text:style-name="T11">At the end of the </text:span><text:span text:style-name="T11">program, we must return </text:span><text:span text:style-name="T11">a value.</text:span></text:p>
                <text:list>
                  <text:list-item>
                    <text:p><text:span text:style-name="T12">Usually we return 0 for a </text:span><text:span text:style-name="T12">successful run</text:span></text:p>
                  </text:list-item>
                  <text:list-item>
                    <text:p><text:span text:style-name="T12">We can return other integers </text:span><text:span text:style-name="T12">as error co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Output</text:p>
          </draw:text-box>
        </draw:frame>
        <draw:frame presentation:style-name="Midnightblue-outline1" draw:text-style-name="P8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 text:style-name="P8"><text:span text:style-name="T8">#include</text:span><text:span text:style-name="T5"> </text:span><text:span text:style-name="T10">&lt;iostream&gt;</text:span></text:p>
                <text:p text:style-name="P8"><text:span text:style-name="T8">#include</text:span><text:span text:style-name="T5"> </text:span><text:span text:style-name="T10">&lt;stdio.h&gt;</text:span></text:p>
                <text:p text:style-name="P8"><text:span text:style-name="T13">using</text:span><text:span text:style-name="T5"> namespace </text:span><text:span text:style-name="T7">std;</text:span></text:p>
                <text:p text:style-name="P8"><text:span text:style-name="T5">int</text:span><text:span text:style-name="T6"> </text:span><text:span text:style-name="T7">main</text:span><text:span text:style-name="T6">()</text:span></text:p>
                <text:p text:style-name="P8"><text:span text:style-name="T6">{</text:span></text:p>
                <text:list>
                  <text:list-header>
                    <text:p><text:span text:style-name="T5">int</text:span><text:span text:style-name="T6"> </text:span><text:span text:style-name="T7">num1</text:span><text:span text:style-name="T6"> </text:span><text:span text:style-name="T7">=</text:span><text:span text:style-name="T6"> </text:span><text:span text:style-name="T10">1</text:span><text:span text:style-name="T7">;</text:span></text:p>
                    <text:p><text:span text:style-name="T7">printf(</text:span><text:span text:style-name="T10">“num1: </text:span><text:span text:style-name="T14">%d\n</text:span><text:span text:style-name="T10">”</text:span><text:span text:style-name="T7">, num1);</text:span></text:p>
                    <text:p><text:span text:style-name="T7">cout &lt;&lt; </text:span><text:span text:style-name="T10">“num1: ”</text:span><text:span text:style-name="T7"> &lt;&lt; num1 &lt;&lt; </text:span><text:span text:style-name="T7">endl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8"><text:span text:style-name="T6">}</text:span></text:p>
              </text:list-header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5">There are two main ways we can output </text:span><text:span text:style-name="T15">text to the console.</text:span></text:p>
              </text:list-item>
              <text:list-item>
                <text:p><text:span text:style-name="T15">printf(“format %d %d...”, var1, var2 … );</text:span></text:p>
                <text:list>
                  <text:list-item>
                    <text:p><text:span text:style-name="T15">This requires the stdio library</text:span></text:p>
                  </text:list-item>
                </text:list>
              </text:list-item>
              <text:list-item>
                <text:p><text:span text:style-name="T15">cout &lt;&lt; “Text” &lt;&lt; var1 &lt;&lt; var2 &lt;&lt; endl;</text:span></text:p>
                <text:list>
                  <text:list-item>
                    <text:p><text:span text:style-name="T15">This requires the iostream library</text:span></text:p>
                  </text:list-item>
                </text:list>
              </text:list-item>
              <text:list-item>
                <text:p><text:span text:style-name="T15">I will be using printf mostly because I like </text:span><text:span text:style-name="T15">to do things the hard way, but cout is the </text:span><text:span text:style-name="T15">safer and more flexible way. </text:span></text:p>
              </text:list-item>
            </text:list>
          </draw:text-box>
        </draw:frame>
        <draw:frame draw:style-name="gr4" draw:text-style-name="P10" draw:layer="layout" svg:width="12.785cm" svg:height="2.957cm" svg:x="0.507cm" svg:y="16.6cm">
          <draw:text-box>
            <text:p text:style-name="P9"><text:span text:style-name="T16">OUTPUT:</text:span></text:p>
            <text:p text:style-name="P9"><text:span text:style-name="T16">num1: 1</text:span></text:p>
            <text:p text:style-name="P9"><text:span text:style-name="T16">num1: 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1 - Variables</text:p>
          </draw:text-box>
        </draw:frame>
        <draw:frame presentation:style-name="Midnightblue-outline1" draw:text-style-name="P8" draw:layer="layout" svg:width="9.652cm" svg:height="14cm" svg:x="-1.015cm" svg:y="5.303cm" presentation:class="outline" presentation:user-transformed="true">
          <draw:text-box>
            <text:list text:style-name="L2">
              <text:list-header>
                <text:p text:style-name="P8"><text:span text:style-name="T8">#include</text:span><text:span text:style-name="T10"> &lt;string&gt;</text:span></text:p>
                <text:p text:style-name="P8"><text:span text:style-name="T5">int</text:span><text:span text:style-name="T6"> </text:span><text:span text:style-name="T7">main</text:span><text:span text:style-name="T6">()</text:span></text:p>
                <text:p text:style-name="P8"><text:span text:style-name="T6">{</text:span></text:p>
                <text:list>
                  <text:list-header>
                    <text:p><text:span text:style-name="T5">int</text:span><text:span text:style-name="T7"> a = </text:span><text:span text:style-name="T17">1</text:span><text:span text:style-name="T7">;</text:span></text:p>
                    <text:p><text:span text:style-name="T5">double</text:span><text:span text:style-name="T7"> b = </text:span><text:span text:style-name="T10">1.0</text:span><text:span text:style-name="T7">;</text:span></text:p>
                    <text:p><text:span text:style-name="T5">float</text:span><text:span text:style-name="T7"> c = </text:span><text:span text:style-name="T17">1.0f</text:span><text:span text:style-name="T7">;</text:span></text:p>
                    <text:p><text:span text:style-name="T5">char</text:span><text:span text:style-name="T7"> d = </text:span><text:span text:style-name="T17">‘a’</text:span><text:span text:style-name="T7">;</text:span></text:p>
                    <text:p><text:span text:style-name="T5">bool</text:span><text:span text:style-name="T7"> e = </text:span><text:span text:style-name="T10">true</text:span><text:span text:style-name="T7">;</text:span></text:p>
                    <text:p><text:span text:style-name="T7">std::string str;</text:span></text:p>
                    <text:p><text:span text:style-name="T5">int</text:span><text:span text:style-name="T7"> arr[] = {</text:span><text:span text:style-name="T10">0</text:span><text:span text:style-name="T7">,</text:span><text:span text:style-name="T10">1</text:span><text:span text:style-name="T7">}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8"><text:span text:style-name="T6">}</text:span></text:p>
              </text:list-header>
            </text:list>
          </draw:text-box>
        </draw:frame>
        <draw:frame presentation:style-name="pr7" draw:text-style-name="P11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8">We declare most </text:span><text:span text:style-name="T18">datatypes like we do in </text:span><text:span text:style-name="T18">Java</text:span></text:p>
              </text:list-item>
              <text:list-item>
                <text:p><text:span text:style-name="T18">Differences</text:span></text:p>
                <text:list>
                  <text:list-item>
                    <text:p><text:span text:style-name="T12">boolean → bool</text:span></text:p>
                  </text:list-item>
                  <text:list-item>
                    <text:p><text:span text:style-name="T12">String → string</text:span></text:p>
                    <text:list>
                      <text:list-item>
                        <text:p><text:span text:style-name="T19">Note: We need to include a </text:span><text:span text:style-name="T19">library for strings: I’ll explain </text:span><text:span text:style-name="T19">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2 - Functions</text:p>
          </draw:text-box>
        </draw:frame>
        <draw:frame presentation:style-name="Midnightblue-outline1" draw:text-style-name="P8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 text:style-name="P8"><text:span text:style-name="T8">#include</text:span><text:span text:style-name="T5"> </text:span><text:span text:style-name="T10">&lt;stdio.h&gt;</text:span></text:p>
              </text:list-header>
              <text:list-item>
                <text:p text:style-name="P8"><text:span text:style-name="T5">int </text:span><text:span text:style-name="T7">add( int a = </text:span><text:span text:style-name="T10">0</text:span><text:span text:style-name="T7">, int b = </text:span><text:span text:style-name="T10">0</text:span><text:span text:style-name="T7">)</text:span></text:p>
              </text:list-item>
              <text:list-item>
                <text:p text:style-name="P8"><text:span text:style-name="T7">{</text:span></text:p>
                <text:list>
                  <text:list-header>
                    <text:p><text:span text:style-name="T7">return a + b;</text:span></text:p>
                  </text:list-header>
                </text:list>
              </text:list-item>
              <text:list-item>
                <text:p text:style-name="P8"><text:span text:style-name="T7">}</text:span></text:p>
                <text:p text:style-name="P8"><text:span text:style-name="T5">int</text:span><text:span text:style-name="T6"> </text:span><text:span text:style-name="T7">main</text:span><text:span text:style-name="T6">()</text:span></text:p>
                <text:p text:style-name="P8"><text:span text:style-name="T6">{</text:span></text:p>
                <text:list>
                  <text:list-header>
                    <text:p><text:span text:style-name="T5">int</text:span><text:span text:style-name="T7"> sum = add(</text:span><text:span text:style-name="T10">1</text:span><text:span text:style-name="T7">,</text:span><text:span text:style-name="T10">2</text:span><text:span text:style-name="T7">);</text:span></text:p>
                    <text:p><text:span text:style-name="T7">printf(</text:span><text:span text:style-name="T10">“Result: </text:span><text:span text:style-name="T14">%d\n</text:span><text:span text:style-name="T10">”</text:span><text:span text:style-name="T7">, sum)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8"><text:span text:style-name="T6">}</text:span></text:p>
              </text:list-item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5">Functions in C++ are similar to Java</text:span></text:p>
              </text:list-item>
              <text:list-item>
                <text:p><text:span text:style-name="T15">We declare a datatype to return and take </text:span><text:span text:style-name="T15">parameters</text:span></text:p>
              </text:list-item>
            </text:list>
          </draw:text-box>
        </draw:frame>
        <draw:frame draw:style-name="gr5" draw:text-style-name="P10" draw:layer="layout" svg:width="12.785cm" svg:height="2.055cm" svg:x="0.422cm" svg:y="17.756cm">
          <draw:text-box>
            <text:p text:style-name="P9"><text:span text:style-name="T16">OUTPUT:</text:span></text:p>
            <text:p text:style-name="P9"><text:span text:style-name="T16">Result: 3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3 – Classes</text:p>
          </draw:text-box>
        </draw:frame>
        <draw:frame presentation:style-name="Midnightblue-outline1" draw:text-style-name="P12" draw:layer="layout" svg:width="12.7cm" svg:height="14cm" svg:x="-0.761cm" svg:y="5.333cm" presentation:class="outline" presentation:user-transformed="true">
          <draw:text-box>
            <text:list text:style-name="L2">
              <text:list-header>
                <text:p text:style-name="P12"><text:span text:style-name="T5">class</text:span><text:span text:style-name="T7"> Person</text:span></text:p>
              </text:list-header>
              <text:list-item>
                <text:p text:style-name="P12"><text:span text:style-name="T7">{</text:span></text:p>
                <text:list>
                  <text:list-header>
                    <text:p text:style-name="P13"><text:span text:style-name="T13">public</text:span><text:span text:style-name="T7">:</text:span></text:p>
                    <text:list>
                      <text:list-header>
                        <text:p text:style-name="P13"><text:span text:style-name="T7">Person(string nm, int ag)</text:span></text:p>
                        <text:p text:style-name="P13"><text:span text:style-name="T7">{</text:span></text:p>
                        <text:list>
                          <text:list-header>
                            <text:p><text:span text:style-name="T7">name = nm;</text:span></text:p>
                            <text:p><text:span text:style-name="T7">age = ag;</text:span></text:p>
                          </text:list-header>
                          <text:list-item>
                            <text:p><text:span text:style-name="T20">cout &lt;&lt; nm &lt;&lt; </text:span><text:span text:style-name="T10">“ joined </text:span><text:span text:style-name="T10">the world!”</text:span><text:span text:style-name="T7"> &lt;&lt; endl;</text:span></text:p>
                          </text:list-item>
                        </text:list>
                        <text:p text:style-name="P13"><text:span text:style-name="T7">}</text:span></text:p>
                        <text:p text:style-name="P13"><text:span text:style-name="T7">~Person()</text:span></text:p>
                        <text:p text:style-name="P13"><text:span text:style-name="T7">{</text:span></text:p>
                        <text:list>
                          <text:list-header>
                            <text:p><text:span text:style-name="T7">cout &lt;&lt; name &lt;&lt; </text:span><text:span text:style-name="T10">“ fell </text:span><text:span text:style-name="T10">from a high place”</text:span><text:span text:style-name="T7"> &lt;&lt; </text:span><text:span text:style-name="T7">endl;</text:span></text:p>
                          </text:list-header>
                        </text:list>
                        <text:p text:style-name="P13"><text:span text:style-name="T7">}</text:span></text:p>
                      </text:list-header>
                    </text:list>
                    <text:p text:style-name="P13"><text:span text:style-name="T13">private</text:span><text:span text:style-name="T7">:</text:span></text:p>
                    <text:list>
                      <text:list-header>
                        <text:p><text:span text:style-name="T7">string name;</text:span></text:p>
                        <text:p text:style-name="P13"><text:span text:style-name="T5">int</text:span><text:span text:style-name="T7"> age;</text:span></text:p>
                      </text:list-header>
                    </text:list>
                  </text:list-header>
                </text:list>
              </text:list-item>
              <text:list-item>
                <text:p text:style-name="P12"><text:span text:style-name="T7">};</text:span></text:p>
              </text:list-item>
            </text:list>
          </draw:text-box>
        </draw:frame>
        <draw:frame presentation:style-name="pr7" draw:text-style-name="P14" draw:layer="layout" svg:width="15.748cm" svg:height="14.478cm" svg:x="11.937cm" svg:y="5.333cm" presentation:class="outline" presentation:user-transformed="true">
          <draw:text-box>
            <text:list text:style-name="L2">
              <text:list-item>
                <text:p><text:span text:style-name="T21">C++ Classes are a little different </text:span><text:span text:style-name="T21">than Java.</text:span></text:p>
              </text:list-item>
              <text:list-item>
                <text:p><text:span text:style-name="T21">The constructor is the same, </text:span><text:span text:style-name="T21">however there is something new: </text:span><text:span text:style-name="T21">the destructor</text:span></text:p>
              </text:list-item>
              <text:list-item>
                <text:p><text:span text:style-name="T21">The destructor is called when the </text:span><text:span text:style-name="T21">object is destroyed. It takes no </text:span><text:span text:style-name="T21">arguments. It is used for cleaning </text:span><text:span text:style-name="T21">up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3 – Classes Continued</text:p>
          </draw:text-box>
        </draw:frame>
        <draw:frame presentation:style-name="Midnightblue-outline1" draw:text-style-name="P12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 text:style-name="P12"><text:span text:style-name="T5">int</text:span><text:span text:style-name="T7"> main()</text:span></text:p>
              </text:list-header>
              <text:list-item>
                <text:p text:style-name="P12"><text:span text:style-name="T7">{</text:span></text:p>
                <text:list>
                  <text:list-header>
                    <text:p><text:span text:style-name="T7">Person *t = </text:span><text:span text:style-name="T13">new </text:span><text:span text:style-name="T7">Person(</text:span><text:span text:style-name="T10">“Tyler”</text:span><text:span text:style-name="T7">, </text:span><text:span text:style-name="T10">18</text:span><text:span text:style-name="T7">);</text:span></text:p>
                    <text:p text:style-name="P13"><text:span text:style-name="T13">delete </text:span><text:span text:style-name="T7">t; </text:span><text:span text:style-name="T8">//Destructor is called</text:span></text:p>
                    <text:p><text:span text:style-name="T13">return </text:span><text:span text:style-name="T10">0</text:span><text:span text:style-name="T7">;</text:span></text:p>
                  </text:list-header>
                </text:list>
              </text:list-item>
              <text:list-item>
                <text:p text:style-name="P12"><text:span text:style-name="T7">}</text:span></text:p>
              </text:list-item>
            </text:list>
          </draw:text-box>
        </draw:frame>
        <draw:frame presentation:style-name="pr7" draw:text-style-name="P14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21">When declaring an object using the </text:span><text:span text:style-name="T22">new</text:span><text:span text:style-name="T21"> keyword, make sure you </text:span><text:span text:style-name="T21">delete the object in memory.</text:span></text:p>
              </text:list-item>
              <text:list-item>
                <text:p><text:span text:style-name="T21">Unlike Java, C++ doesn’t have a </text:span><text:span text:style-name="T21">Garbage Collector to collect all of </text:span><text:span text:style-name="T21">your trash. You need to manage </text:span><text:span text:style-name="T21">what you put on the heap. </text:span></text:p>
              </text:list-item>
              <text:list-item>
                <text:p><text:span text:style-name="T21">If you litter in the heap, you won’t </text:span><text:span text:style-name="T21">be able to get the space taken by </text:span><text:span text:style-name="T21">your trash back until the program </text:span><text:span text:style-name="T21">exits. </text:span></text:p>
              </text:list-item>
            </text:list>
          </draw:text-box>
        </draw:frame>
        <draw:frame draw:style-name="gr6" draw:text-style-name="P10" draw:layer="layout" svg:width="13.8cm" svg:height="3.048cm" svg:x="0.423cm" svg:y="16.509cm">
          <draw:text-box>
            <text:p text:style-name="P9"><text:span text:style-name="T16">OUTPUT:</text:span></text:p>
            <text:p text:style-name="P9"><text:span text:style-name="T16">Tyler joined the world!</text:span></text:p>
            <text:p text:style-name="P9"><text:span text:style-name="T16">Tyler fell from a high plac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3 - Classes</text:p>
          </draw:text-box>
        </draw:frame>
        <draw:frame presentation:style-name="Midnightblue-outline1" draw:text-style-name="P12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 text:style-name="P12"><text:span text:style-name="T5">int</text:span><text:span text:style-name="T7"> main()</text:span></text:p>
              </text:list-header>
              <text:list-item>
                <text:p text:style-name="P12"><text:span text:style-name="T7">{</text:span></text:p>
                <text:list>
                  <text:list-header>
                    <text:p><text:span text:style-name="T7">Person *t = </text:span><text:span text:style-name="T13">new </text:span><text:span text:style-name="T7">Person(</text:span><text:span text:style-name="T10">“Tyler”</text:span><text:span text:style-name="T7">, </text:span><text:span text:style-name="T10">18</text:span><text:span text:style-name="T7">);</text:span></text:p>
                    <text:p><text:span text:style-name="T7">printf(“%d\n”, t -&gt; getAge());</text:span></text:p>
                    <text:p text:style-name="P13"><text:span text:style-name="T13">delete </text:span><text:span text:style-name="T7">t; </text:span><text:span text:style-name="T8">//Destructor is called</text:span></text:p>
                    <text:p><text:span text:style-name="T13">return </text:span><text:span text:style-name="T10">0</text:span><text:span text:style-name="T7">;</text:span></text:p>
                  </text:list-header>
                </text:list>
              </text:list-item>
              <text:list-item>
                <text:p text:style-name="P12"><text:span text:style-name="T7">}</text:span></text:p>
              </text:list-item>
            </text:list>
          </draw:text-box>
        </draw:frame>
        <draw:frame presentation:style-name="pr7" draw:text-style-name="P14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21">In order to call a method from an </text:span><text:span text:style-name="T21">object on the heap, we must use </text:span><text:span text:style-name="T21">the </text:span><text:span text:style-name="T22">-&gt;</text:span><text:span text:style-name="T21"> operator to point to the </text:span><text:span text:style-name="T21">object’s method.</text:span></text:p>
              </text:list-item>
              <text:list-item>
                <text:p><text:span text:style-name="T21">Let’s assume we wrote a </text:span><text:span text:style-name="T21">‘</text:span><text:span text:style-name="T23">getAge()</text:span><text:span text:style-name="T21">’ method in the class. You </text:span><text:span text:style-name="T21">call that method with </text:span><text:span text:style-name="T23">obj -&gt; </text:span><text:span text:style-name="T23">getAge()</text:span><text:span text:style-name="T21">. </text:span></text:p>
              </text:list-item>
            </text:list>
          </draw:text-box>
        </draw:frame>
        <draw:frame draw:style-name="gr7" draw:text-style-name="P10" draw:layer="layout" svg:width="13.8cm" svg:height="4.317cm" svg:x="0.423cm" svg:y="15.24cm">
          <draw:text-box>
            <text:p text:style-name="P9"><text:span text:style-name="T16">OUTPUT:</text:span></text:p>
            <text:p text:style-name="P9"><text:span text:style-name="T16">Tyler joined the world!</text:span></text:p>
            <text:p text:style-name="P9"><text:span text:style-name="T16">18</text:span></text:p>
            <text:p text:style-name="P9"><text:span text:style-name="T16">Tyler fell from a high plac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3 - Classes Continued (again)</text:p>
          </draw:text-box>
        </draw:frame>
        <draw:frame presentation:style-name="pr7" draw:layer="layout" svg:width="12.687cm" svg:height="14.058cm" svg:x="14.321cm" svg:y="5.499cm" presentation:class="outline" presentation:user-transformed="true">
          <draw:text-box>
            <text:list text:style-name="L2">
              <text:list-item>
                <text:p><text:span text:style-name="T24">This is an alternative way to </text:span><text:span text:style-name="T24">declare an object on the stack, </text:span><text:span text:style-name="T24">an area in the memory </text:span><text:span text:style-name="T24">managed for you.</text:span></text:p>
              </text:list-item>
              <text:list-item>
                <text:p><text:span text:style-name="T24">Using this method, we do not </text:span><text:span text:style-name="T24">have to use the </text:span><text:span text:style-name="T25">-&gt;</text:span><text:span text:style-name="T24"> operator to </text:span><text:span text:style-name="T24">call functions. We can use </text:span><text:span text:style-name="T24">normal dot notation </text:span><text:span text:style-name="T24">(</text:span><text:span text:style-name="T26">obj.getAge()</text:span><text:span text:style-name="T24">)</text:span></text:p>
                <text:list>
                  <text:list-item>
                    <text:p><text:span text:style-name="T27">We may still need to use the former </text:span><text:span text:style-name="T27">method when passing objects by </text:span><text:span text:style-name="T27">reference into functions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2.7cm" svg:height="3.199cm" svg:x="0.761cm" svg:y="5.587cm">
          <draw:text-box>
            <text:p text:style-name="P15">…</text:p>
            <text:p text:style-name="P15">Person t(<text:span text:style-name="T28">“Tyler”</text:span>, <text:span text:style-name="T28">18</text:span>);</text:p>
            <text:p text:style-name="P15">printf( <text:span text:style-name="T29">“</text:span><text:span text:style-name="T30">%d\n</text:span><text:span text:style-name="T29">”</text:span>, t.getAge() );</text:p>
            <text:p text:style-name="P15">…</text:p>
          </draw:text-box>
        </draw:frame>
        <draw:frame draw:style-name="gr7" draw:text-style-name="P10" draw:layer="layout" svg:width="13.8cm" svg:height="4.317cm" svg:x="0.423cm" svg:y="15.241cm">
          <draw:text-box>
            <text:p text:style-name="P9"><text:span text:style-name="T16">OUTPUT:</text:span></text:p>
            <text:p text:style-name="P9"><text:span text:style-name="T16">Tyler joined the world!</text:span></text:p>
            <text:p text:style-name="P9"><text:span text:style-name="T16">18</text:span></text:p>
            <text:p text:style-name="P9"><text:span text:style-name="T16">Tyler fell from a high pla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Getting Started with Arduino IDE</text:p>
          </draw:text-box>
        </draw:frame>
        <draw:frame presentation:style-name="pr5" draw:text-style-name="P17" draw:layer="layout" svg:width="26cm" svg:height="14cm" svg:x="0.999cm" svg:y="5.499cm" presentation:class="outline">
          <draw:text-box>
            <text:list text:style-name="L2">
              <text:list-item>
                <text:p><text:span text:style-name="T31">Hit your windows </text:span><text:span text:style-name="T32">(</text:span><text:span text:style-name="T33"></text:span><text:span text:style-name="T32">)</text:span><text:span text:style-name="T31"> key</text:span></text:p>
              </text:list-item>
              <text:list-item>
                <text:p><text:span text:style-name="T31">Type Arduino</text:span></text:p>
              </text:list-item>
              <text:list-item>
                <text:p><text:span text:style-name="T31">Hit enter to run</text:span></text:p>
              </text:list-item>
              <text:list-item>
                <text:p><text:span text:style-name="T31">Open up an example project under </text:span><text:span text:style-name="T31">File &gt; Example</text:span></text:p>
              </text:list-item>
              <text:list-item>
                <text:p><text:span text:style-name="T31">Select your board model in the </text:span><text:span text:style-name="T31">Sketch dropdown</text:span></text:p>
              </text:list-item>
              <text:list-item>
                <text:p><text:span text:style-name="T31">Choose the right USB (if there are </text:span><text:span text:style-name="T31">problems, call me over)</text:span></text:p>
              </text:list-item>
              <text:list-item>
                <text:p><text:span text:style-name="T31">If you don’t know how to do </text:span><text:span text:style-name="T31">something, look at the arduino </text:span><text:span text:style-name="T31">documentation. The libraries are </text:span><text:span text:style-name="T31">well documented and easy to </text:span><text:span text:style-name="T31">understand, even coming from </text:span><text:span text:style-name="T31">java.</text:span></text:p>
              </text:list-item>
              <text:list-item>
                <text:p><text:span text:style-name="T31">Play around with it. Look up </text:span><text:span text:style-name="T31">youtube videos or read guides on </text:span><text:span text:style-name="T31">how to use some of the </text:span><text:span text:style-name="T31">components.</text:span></text:p>
                <text:list>
                  <text:list-item>
                    <text:p><text:span text:style-name="T31">Some boards may not support all </text:span><text:span text:style-name="T31">libraries. Only a select few boards can </text:span><text:span text:style-name="T31">serve as a HID devic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Notes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DO NOT EXCLUDE RESISTORS IN YOUR CIRCUIT <text:span text:style-name="T34">(unless </text:span><text:span text:style-name="T34">the diagram you are using </text:span><text:span text:style-name="T34">does not use a resistor, </text:span><text:span text:style-name="T34">typically for a motor or </text:span><text:span text:style-name="T34">something like that)</text:span>. If in doubt, consult me.</text:p>
              </text:list-item>
              <text:list-item>
                <text:p><text:span text:style-name="T35">Project ideas are on Adafruit.com, </text:span><text:span text:style-name="T35">Instructables.com, or anywhere else</text:span></text:p>
              </text:list-item>
              <text:list-item>
                <text:p><text:span text:style-name="T35">Tutorial PDF is available on Google Classroom</text:span></text:p>
              </text:list-item>
              <text:list-item>
                <text:p><text:span text:style-name="T35">First try to complete one of the tutorials in the </text:span><text:span text:style-name="T35">Adeept Starter Kit PDF, It’s meant for the </text:span><text:span text:style-name="T35">Raspberry Pi, but you can easily change the code </text:span><text:span text:style-name="T35">to work with the arduin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adornments="Bold" style:font-pitch="fixed"/>
    <style:font-face style:name="Hack" svg:font-family="Hack" style:font-adornments="Regular" style:font-pitch="fixed"/>
    <style:font-face style:name="Hack3" svg:font-family="Hack" style:font-adornments="標準" style:font-pitch="fixed"/>
    <style:font-face style:name="Baekmuk Batang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2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svg:stroke-color="#3465a4"/>
      <style:paragraph-properties fo:margin-left="0cm" fo:margin-right="0cm" fo:margin-top="0cm" fo:margin-bottom="0.399cm" fo:text-indent="0cm"/>
      <style:text-properties fo:color="#127622" style:font-name="Baekmuk Batang" fo:font-family="'Baekmuk Batang'" style:font-style-name="Regula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8H58M46S</meta:editing-duration>
    <meta:editing-cycles>44</meta:editing-cycles>
    <meta:generator>LibreOffice/6.2.3.2$Linux_X86_64 LibreOffice_project/20$Build-2</meta:generator>
    <dc:title>Midnightblue</dc:title>
    <dc:date>2019-05-21T12:26:42.389840345</dc:date>
    <meta:document-statistic meta:object-count="120"/>
  </office:meta>
</office:document-meta>
</file>